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FilterTest_double_field.test_namefilte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ameFilterTest_double_field.test_name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ameFilterTest_double_field.process( Object sour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